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T1" style:family="text">
      <style:text-properties officeooo:rsid="000bd6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e te fais un devis fonctionnel concis, centré sur <text:span text:style-name="Strong_20_Emphasis">ce que le front doit faire</text:span> avec <text:span text:style-name="Source_20_Text">ui_etat_joueur</text:span> et le moteur.</text:p>
      <text:p text:style-name="Horizontal_20_Line"/>
      <text:h text:style-name="Heading_20_2" text:outline-level="2">1. Objectif</text:h>
      <text:p text:style-name="Text_20_body">Fournir au développeur front <text:span text:style-name="Strong_20_Emphasis">le contrat d’usage</text:span> de l’API <text:span text:style-name="Source_20_Text">ui_etat_joueur</text:span> et la façon de s’en servir avec le moteur pour :</text:p>
      <text:list text:style-name="L1">
        <text:list-item>
          <text:p text:style-name="P10">savoir <text:span text:style-name="Strong_20_Emphasis">où en est le joueur</text:span> (lobby, table, partie),</text:p>
        </text:list-item>
        <text:list-item>
          <text:p text:style-name="P10">savoir <text:span text:style-name="Strong_20_Emphasis">ce qui a changé récemment</text:span> (partie, actions, infos),</text:p>
        </text:list-item>
        <text:list-item>
          <text:p text:style-name="P10">savoir <text:span text:style-name="Strong_20_Emphasis">quand une intervention du joueur est requise</text:span>,</text:p>
        </text:list-item>
        <text:list-item>
          <text:p text:style-name="P10">déclencher les <text:span text:style-name="Strong_20_Emphasis">rafraîchissements d’état détaillé</text:span> côté moteur.</text:p>
        </text:list-item>
      </text:list>
      <text:p text:style-name="Horizontal_20_Line"/>
      <text:h text:style-name="Heading_20_2" text:outline-level="2">2. Points d’entrée HTTP à connaître</text:h>
      <text:h text:style-name="Heading_20_3" text:outline-level="3">2.1. UI-état (projection pour la vue joueur)</text:h>
      <text:list text:style-name="L2">
        <text:list-item>
          <text:p text:style-name="P11">Host (via Traefik) : <text:span text:style-name="Source_20_Text">http://ui-etat.cabinet.localhost</text:span></text:p>
        </text:list-item>
        <text:list-item>
          <text:p text:style-name="P11">Endpoint principal :</text:p>
        </text:list-item>
      </text:list>
      <text:p text:style-name="P2"><text:span text:style-name="Source_20_Text">GET /ui/joueurs/{joueur_id}/situation</text:span></text:p>
      <text:p text:style-name="Text_20_body">Réponse : <text:span text:style-name="Source_20_Text">SituationJoueurDTO</text:span> (détaillé plus bas).</text:p>
      <text:h text:style-name="Heading_20_3" text:outline-level="3">2.2. API moteur (état détaillé)</text:h>
      <text:list text:style-name="L3">
        <text:list-item>
          <text:p text:style-name="P12">Host : <text:span text:style-name="Source_20_Text">http://api.cabinet.localhost</text:span></text:p>
        </text:list-item>
        <text:list-item>
          <text:p text:style-name="P12">Endpoints typiques :</text:p>
        </text:list-item>
      </text:list>
      <text:p text:style-name="P1"><text:span text:style-name="Source_20_Text">GET /parties/{partie_id}/etat <text:s text:c="7"/># état détaillé de la partie</text:span></text:p>
      <text:p text:style-name="P4"><text:span text:style-name="Source_20_Text">GET /tables/{table_id}/etat <text:s text:c="9"/># état détaillé de la table (lobby)</text:span></text:p>
      <text:p text:style-name="Quotations">Règle clé :<text:line-break/><text:span text:style-name="Strong_20_Emphasis">ui_etat_joueur = “radar / déclencheur”</text:span>,<text:line-break/><text:span text:style-name="Strong_20_Emphasis">api moteur = “état détaillé”</text:span>.</text:p>
      <text:p text:style-name="Horizontal_20_Line"/>
      <text:h text:style-name="Heading_20_2" text:outline-level="2">3. Contrat de <text:span text:style-name="Source_20_Text">GET /ui/joueurs/{id}/situation</text:span></text:h>
      <text:p text:style-name="Text_20_body">Réponse JSON (exemple simplifié) :</text:p>
      <text:p text:style-name="P1"><text:span text:style-name="Source_20_Text">{</text:span></text:p>
      <text:p text:style-name="P3"><text:soft-page-break/><text:span text:style-name="Source_20_Text"><text:s text:c="2"/>"version": 1,</text:span></text:p>
      <text:p text:style-name="P3"><text:span text:style-name="Source_20_Text"><text:s text:c="2"/>"joueur_id": "J000001",</text:span></text:p>
      <text:p text:style-name="P3"><text:span text:style-name="Source_20_Text"><text:s text:c="2"/>"ancrage": {</text:span></text:p>
      <text:p text:style-name="P3"><text:span text:style-name="Source_20_Text"><text:s text:c="4"/>"type": "partie", <text:s text:c="7"/>// "lobby" | "table" | "partie"</text:span></text:p>
      <text:p text:style-name="P3"><text:span text:style-name="Source_20_Text"><text:s text:c="4"/>"table_id": null,</text:span></text:p>
      <text:p text:style-name="P3"><text:span text:style-name="Source_20_Text"><text:s text:c="4"/>"partie_id": "P000001"</text:span></text:p>
      <text:p text:style-name="P3"><text:span text:style-name="Source_20_Text"><text:s text:c="2"/>},</text:span></text:p>
      <text:p text:style-name="P3"><text:span text:style-name="Source_20_Text"><text:s text:c="2"/>"etat_partie": {</text:span></text:p>
      <text:p text:style-name="P3"><text:span text:style-name="Source_20_Text"><text:s text:c="4"/>"phase": "tour",</text:span></text:p>
      <text:p text:style-name="P3"><text:span text:style-name="Source_20_Text"><text:s text:c="4"/>"sous_phase": null,</text:span></text:p>
      <text:p text:style-name="P3"><text:span text:style-name="Source_20_Text"><text:s text:c="4"/>"tour": null</text:span></text:p>
      <text:p text:style-name="P3"><text:span text:style-name="Source_20_Text"><text:s text:c="2"/>},</text:span></text:p>
      <text:p text:style-name="P3"><text:span text:style-name="Source_20_Text"><text:s text:c="2"/>"actions_disponibles": [</text:span></text:p>
      <text:p text:style-name="P3"><text:span text:style-name="Source_20_Text"><text:s text:c="4"/>{</text:span></text:p>
      <text:p text:style-name="P3"><text:span text:style-name="Source_20_Text"><text:s text:c="6"/>"code": "VOTE_POUR",</text:span></text:p>
      <text:p text:style-name="P3"><text:span text:style-name="Source_20_Text"><text:s text:c="6"/>"label": "Voter pour le programme",</text:span></text:p>
      <text:p text:style-name="P3"><text:span text:style-name="Source_20_Text"><text:s text:c="6"/>"payload": { "valeur": "POUR" },</text:span></text:p>
      <text:p text:style-name="P3"><text:span text:style-name="Source_20_Text"><text:s text:c="6"/>"requires_confirmation": true</text:span></text:p>
      <text:p text:style-name="P3"><text:span text:style-name="Source_20_Text"><text:s text:c="4"/>}</text:span></text:p>
      <text:p text:style-name="P3"><text:span text:style-name="Source_20_Text"><text:s text:c="2"/>],</text:span></text:p>
      <text:p text:style-name="P3"><text:span text:style-name="Source_20_Text"><text:s text:c="2"/>"journal_recent": [</text:span></text:p>
      <text:p text:style-name="P3"><text:span text:style-name="Source_20_Text"><text:s text:c="4"/>{</text:span></text:p>
      <text:p text:style-name="P3"><text:span text:style-name="Source_20_Text"><text:s text:c="6"/>"event_id": "…",</text:span></text:p>
      <text:p text:style-name="P3"><text:span text:style-name="Source_20_Text"><text:s text:c="6"/>"occurred_at": "2025-12-04T01:02:53.982379Z",</text:span></text:p>
      <text:p text:style-name="P3"><text:span text:style-name="Source_20_Text"><text:s text:c="6"/>"category": "DEROULEMENT",</text:span></text:p>
      <text:p text:style-name="P3"><text:span text:style-name="Source_20_Text"><text:s text:c="6"/>"severity": "info",</text:span></text:p>
      <text:p text:style-name="P3"><text:span text:style-name="Source_20_Text"><text:s text:c="6"/>"message": "Phase tour"</text:span></text:p>
      <text:p text:style-name="P3"><text:span text:style-name="Source_20_Text"><text:s text:c="4"/>}</text:span></text:p>
      <text:p text:style-name="P3"><text:span text:style-name="Source_20_Text"><text:s text:c="2"/>],</text:span></text:p>
      <text:p text:style-name="P3"><text:span text:style-name="Source_20_Text"><text:s text:c="2"/>"marqueurs": {</text:span></text:p>
      <text:p text:style-name="P3"><text:span text:style-name="Source_20_Text"><text:s text:c="4"/>"partie": "2025-12-04T01:02:53.982379Z",</text:span></text:p>
      <text:p text:style-name="P3"><text:span text:style-name="Source_20_Text"><text:s text:c="4"/>"actions": null,</text:span></text:p>
      <text:p text:style-name="P3"><text:span text:style-name="Source_20_Text"><text:s text:c="4"/>"info_axes": "2025-12-04T01:02:53.983054Z",</text:span></text:p>
      <text:p text:style-name="P3"><text:span text:style-name="Source_20_Text"><text:s text:c="4"/>"info_cartes": "2025-12-04T01:02:53.983180Z"</text:span></text:p>
      <text:p text:style-name="P3"><text:span text:style-name="Source_20_Text"><text:s text:c="2"/>}</text:span></text:p>
      <text:p text:style-name="P4"><text:span text:style-name="Source_20_Text">}</text:span></text:p>
      <text:h text:style-name="Heading_20_3" text:outline-level="3">3.1. <text:span text:style-name="Source_20_Text">ancrage</text:span></text:h>
      <text:p text:style-name="Text_20_body">Indique <text:span text:style-name="Strong_20_Emphasis">où est le joueur dans le système</text:span> :</text:p>
      <text:list text:style-name="L4">
        <text:list-item>
          <text:p text:style-name="P13"><text:span text:style-name="Source_20_Text">type: "lobby"</text:span> → le joueur est dans le lobby, pas encore à une table.</text:p>
        </text:list-item>
        <text:list-item>
          <text:p text:style-name="P13"><text:span text:style-name="Source_20_Text">type: "table"</text:span> → le joueur est assis à une table (<text:span text:style-name="Source_20_Text">table_id</text:span> renseigné).</text:p>
        </text:list-item>
        <text:list-item>
          <text:p text:style-name="P13"><text:span text:style-name="Source_20_Text">type: "partie"</text:span> → la partie est lancée (<text:span text:style-name="Source_20_Text">partie_id</text:span> renseigné).</text:p>
        </text:list-item>
      </text:list>
      <text:p text:style-name="Text_20_body">👉 Côté UI :</text:p>
      <text:list text:style-name="L5">
        <text:list-item>
          <text:p text:style-name="P14">c’est le <text:span text:style-name="Strong_20_Emphasis">routeur d’écrans</text:span> (écran lobby / écran table / écran partie).</text:p>
        </text:list-item>
      </text:list>
      <text:p text:style-name="Horizontal_20_Line"/>
      <text:h text:style-name="Heading_20_3" text:outline-level="3">3.2. <text:span text:style-name="Source_20_Text">etat_partie</text:span></text:h>
      <text:p text:style-name="Text_20_body">Résumé minimal pour la vue :</text:p>
      <text:list text:style-name="L6">
        <text:list-item>
          <text:p text:style-name="P15"><text:soft-page-break/><text:span text:style-name="Source_20_Text">phase</text:span> : phase courante (ex. <text:span text:style-name="Source_20_Text">"tour"</text:span>, <text:span text:style-name="Source_20_Text">"PHASE_PROGRAMME"</text:span>, <text:span text:style-name="Source_20_Text">"PHASE_VOTE"</text:span>, <text:span text:style-name="Source_20_Text">"TERMINEE"</text:span>, …)</text:p>
        </text:list-item>
        <text:list-item>
          <text:p text:style-name="P15"><text:span text:style-name="Source_20_Text">sous_phase</text:span> : sous-phase éventuelle.</text:p>
        </text:list-item>
        <text:list-item>
          <text:p text:style-name="P15"><text:span text:style-name="Source_20_Text">tour</text:span> : numéro de tour si fourni par le moteur.</text:p>
        </text:list-item>
      </text:list>
      <text:p text:style-name="Text_20_body">👉 Côté UI :</text:p>
      <text:list text:style-name="L7">
        <text:list-item>
          <text:p text:style-name="P16">sert à afficher un cartouche du type :<text:line-break/><text:span text:style-name="Source_20_Text">Phase : PHASE_PROGRAMME / PHASE_VOTE — Tour 1</text:span></text:p>
        </text:list-item>
        <text:list-item>
          <text:p text:style-name="P16">c’est du résumé ; le détail vient de <text:span text:style-name="Source_20_Text">/parties/{id}/etat</text:span>.</text:p>
        </text:list-item>
      </text:list>
      <text:p text:style-name="Horizontal_20_Line"/>
      <text:h text:style-name="Heading_20_3" text:outline-level="3">3.3. <text:span text:style-name="Source_20_Text">actions_disponibles</text:span></text:h>
      <text:p text:style-name="Text_20_body">La propriété <text:span text:style-name="Source_20_Text">actions_disponibles</text:span> décrit <text:span text:style-name="Strong_20_Emphasis">les décisions que le joueur peut prendre à cet instant précis</text:span>, déterminées par le moteur via les événements d’attente (<text:span text:style-name="Source_20_Text">attente.joueurs</text:span>, <text:span text:style-name="Source_20_Text">attente.init</text:span>).<text:line-break/>Ces actions sont valides <text:span text:style-name="Strong_20_Emphasis">uniquement pour le joueur</text:span> et <text:span text:style-name="Strong_20_Emphasis">uniquement pour la situation courante</text:span>.</text:p>
      <text:p text:style-name="Text_20_body">Les actions proviennent directement de la <text:span text:style-name="Strong_20_Emphasis">procédure en cours</text:span>, transmise par l’événement de type :</text:p>
      <text:p text:style-name="P2"><text:span text:style-name="Source_20_Text">DEROULEMENT / attente.joueurs</text:span></text:p>
      <text:p text:style-name="Text_20_body">Cet événement définit :</text:p>
      <text:list text:style-name="L15">
        <text:list-item>
          <text:p text:style-name="P24">le <text:span text:style-name="Strong_20_Emphasis">type d’attente</text:span></text:p>
        </text:list-item>
        <text:list-item>
          <text:p text:style-name="P24">la <text:span text:style-name="Strong_20_Emphasis">procédure</text:span> en cours (ex. ENGAGER_PROGRAMME, VOTE, CHOISIR_CARTE, etc.)</text:p>
        </text:list-item>
        <text:list-item>
          <text:p text:style-name="P24">les <text:span text:style-name="Strong_20_Emphasis">actions UI disponibles</text:span></text:p>
        </text:list-item>
        <text:list-item>
          <text:p text:style-name="P24">les <text:span text:style-name="Strong_20_Emphasis">champs requis</text:span> pour chacune des actions</text:p>
        </text:list-item>
      </text:list>
      <text:p text:style-name="Horizontal_20_Line"/>
      <text:h text:style-name="Heading_20_2" text:outline-level="2"><text:span text:style-name="Strong_20_Emphasis">Structure d’une action</text:span></text:h>
      <text:p text:style-name="Text_20_body">Chaque élément de <text:span text:style-name="Source_20_Text">actions_disponibles</text:span> est un objet structuré :</text:p>
      <text:p text:style-name="P1"><text:span text:style-name="Source_20_Text">{</text:span></text:p>
      <text:p text:style-name="P3"><text:span text:style-name="Source_20_Text"><text:s text:c="2"/>"code": "programme.engager_carte",</text:span></text:p>
      <text:p text:style-name="P3"><text:span text:style-name="Source_20_Text"><text:s text:c="2"/>"label": "Engager une carte",</text:span></text:p>
      <text:p text:style-name="P3"><text:span text:style-name="Source_20_Text"><text:s text:c="2"/>"payload": {</text:span></text:p>
      <text:p text:style-name="P3"><text:span text:style-name="Source_20_Text"><text:s text:c="4"/>"op": "programme.engager_carte",</text:span></text:p>
      <text:p text:style-name="P3"><text:span text:style-name="Source_20_Text"><text:s text:c="4"/>"fields": [</text:span></text:p>
      <text:p text:style-name="P3"><text:span text:style-name="Source_20_Text"><text:s text:c="6"/>{ "name": "joueur_id", "label": "Joueur", "required": true, "domain": "joueur_id" },</text:span></text:p>
      <text:p text:style-name="P3"><text:span text:style-name="Source_20_Text"><text:s text:c="6"/>{ "name": "carte_id", "label": "Carte à engager", "required": true, "domain": "carte_main" }</text:span></text:p>
      <text:p text:style-name="P3"><text:span text:style-name="Source_20_Text"><text:s text:c="4"/>],</text:span></text:p>
      <text:p text:style-name="P3"><text:soft-page-break/><text:span text:style-name="Source_20_Text"><text:s text:c="4"/>"procedure_code": "ENGAGER_PROGRAMME",</text:span></text:p>
      <text:p text:style-name="P3"><text:span text:style-name="Source_20_Text"><text:s text:c="4"/>"procedure_titre": "Confection du programme du cabinet",</text:span></text:p>
      <text:p text:style-name="P3"><text:span text:style-name="Source_20_Text"><text:s text:c="4"/>"procedure_description": "Engagez des cartes de votre main…",</text:span></text:p>
      <text:p text:style-name="P3"><text:span text:style-name="Source_20_Text"><text:s text:c="4"/>"type_attente": "ENGAGER_CARTE",</text:span></text:p>
      <text:p text:style-name="P3"><text:span text:style-name="Source_20_Text"><text:s text:c="4"/>"ecran": "programme"</text:span></text:p>
      <text:p text:style-name="P3"><text:span text:style-name="Source_20_Text"><text:s text:c="2"/>},</text:span></text:p>
      <text:p text:style-name="P3"><text:span text:style-name="Source_20_Text"><text:s text:c="2"/>"requires_confirmation": false</text:span></text:p>
      <text:p text:style-name="P4"><text:span text:style-name="Source_20_Text">}</text:span></text:p>
      <text:p text:style-name="Text_20_body">Chaque propriété signifie :</text:p>
      <text:h text:style-name="Heading_20_3" text:outline-level="3"><text:span text:style-name="Strong_20_Emphasis"><text:span text:style-name="Source_20_Text">code</text:span></text:span></text:h>
      <text:p text:style-name="Text_20_body">Identifiant stable de l’action.<text:line-break/>Utilisé comme <text:span text:style-name="Strong_20_Emphasis">clé d’affichage</text:span> et par le front pour router les interactions.</text:p>
      <text:h text:style-name="Heading_20_3" text:outline-level="3"><text:span text:style-name="Strong_20_Emphasis"><text:span text:style-name="Source_20_Text">label</text:span></text:span></text:h>
      <text:p text:style-name="Text_20_body">Texte lisible affiché dans un bouton.</text:p>
      <text:h text:style-name="Heading_20_3" text:outline-level="3"><text:span text:style-name="Strong_20_Emphasis"><text:span text:style-name="Source_20_Text">payload</text:span></text:span></text:h>
      <text:p text:style-name="Text_20_body">Objet décrivant <text:span text:style-name="Strong_20_Emphasis">tout ce dont le front a besoin pour construire l’UI de l’action</text:span>.</text:p>
      <text:p text:style-name="Text_20_body">Il contient :</text:p>
      <text:h text:style-name="Heading_20_4" text:outline-level="4">✔️ <text:span text:style-name="Strong_20_Emphasis"><text:span text:style-name="Source_20_Text">op</text:span></text:span></text:h>
      <text:p text:style-name="Text_20_body">L’opération à envoyer au moteur lorsque le joueur valide l’action.</text:p>
      <text:h text:style-name="Heading_20_4" text:outline-level="4">✔️ <text:span text:style-name="Strong_20_Emphasis"><text:span text:style-name="Source_20_Text">fields</text:span></text:span></text:h>
      <text:p text:style-name="Text_20_body">La liste des champs à afficher dans un formulaire interactif :</text:p>
      <text:list text:style-name="L16">
        <text:list-item>
          <text:p text:style-name="P25"><text:span text:style-name="Source_20_Text">name</text:span> : nom technique (clé du payload à renvoyer)</text:p>
        </text:list-item>
        <text:list-item>
          <text:p text:style-name="P25"><text:span text:style-name="Source_20_Text">label</text:span> : texte affiché</text:p>
        </text:list-item>
        <text:list-item>
          <text:p text:style-name="P25"><text:span text:style-name="Source_20_Text">required</text:span> : indique si le champ doit être rempli avant envoi</text:p>
        </text:list-item>
        <text:list-item>
          <text:p text:style-name="P25"><text:span text:style-name="Source_20_Text">domain</text:span> : domaine de valeurs autorisées<text:line-break/>(ex. <text:span text:style-name="Source_20_Text">"carte_main"</text:span>, <text:span text:style-name="Source_20_Text">"joueur_id"</text:span>, <text:span text:style-name="Source_20_Text">"attente_type"</text:span>)</text:p>
        </text:list-item>
      </text:list>
      <text:p text:style-name="Text_20_body">Le domaine permet à l’UI :</text:p>
      <text:list text:style-name="L17">
        <text:list-item>
          <text:p text:style-name="P26">de savoir si un champ provient du <text:span text:style-name="Strong_20_Emphasis">contexte</text:span> (joueur, main de cartes, etc.)</text:p>
        </text:list-item>
        <text:list-item>
          <text:p text:style-name="P26">de déclencher un <text:span text:style-name="Strong_20_Emphasis">sélecteur adapté</text:span> (liste de cartes, liste de joueurs, etc.)</text:p>
        </text:list-item>
      </text:list>
      <text:h text:style-name="Heading_20_4" text:outline-level="4">✔️ <text:span text:style-name="Strong_20_Emphasis"><text:span text:style-name="Source_20_Text">procedure_code</text:span></text:span></text:h>
      <text:p text:style-name="Text_20_body">Identifie la procédure (ex. ENGAGER_PROGRAMME, VOTE).<text:line-break/>Permet à l’UI d’adapter l’écran (onglets, zone de travail).</text:p>
      <text:h text:style-name="Heading_20_4" text:outline-level="4"><text:soft-page-break/>✔️ <text:span text:style-name="Strong_20_Emphasis"><text:span text:style-name="Source_20_Text">procedure_titre</text:span></text:span><text:span text:style-name="Strong_20_Emphasis"> / </text:span><text:span text:style-name="Strong_20_Emphasis"><text:span text:style-name="Source_20_Text">procedure_description</text:span></text:span></text:h>
      <text:p text:style-name="Text_20_body">À afficher comme en-tête de la zone "Décision requise".</text:p>
      <text:h text:style-name="Heading_20_4" text:outline-level="4">✔️ <text:span text:style-name="Strong_20_Emphasis"><text:span text:style-name="Source_20_Text">type_attente</text:span></text:span></text:h>
      <text:p text:style-name="Text_20_body">Correspond au type attendu par le moteur pour valider l’action.<text:line-break/>L’UI doit le renvoyer tel quel si demandé.</text:p>
      <text:h text:style-name="Heading_20_4" text:outline-level="4">✔️ <text:span text:style-name="Strong_20_Emphasis"><text:span text:style-name="Source_20_Text">ecran</text:span></text:span></text:h>
      <text:p text:style-name="Text_20_body">Indique au front <text:span text:style-name="Strong_20_Emphasis">quel écran utiliser</text:span> (ex. <text:span text:style-name="Source_20_Text">"programme"</text:span>, <text:span text:style-name="Source_20_Text">"vote"</text:span>, <text:span text:style-name="Source_20_Text">"choix_carte"</text:span>).</text:p>
      <text:h text:style-name="Heading_20_3" text:outline-level="3"><text:span text:style-name="Strong_20_Emphasis"><text:span text:style-name="Source_20_Text">requires_confirmation</text:span></text:span></text:h>
      <text:p text:style-name="Text_20_body">Si <text:span text:style-name="Source_20_Text">true</text:span> :<text:line-break/>→ l’UI doit afficher un dialogue de confirmation avant d’envoyer la commande.</text:p>
      <text:p text:style-name="Horizontal_20_Line"/>
      <text:h text:style-name="Heading_20_2" text:outline-level="2"><text:span text:style-name="Strong_20_Emphasis">Ce que doit faire le front-end</text:span></text:h>
      <text:h text:style-name="Heading_20_3" text:outline-level="3"><text:span text:style-name="Strong_20_Emphasis">1. Afficher un bloc "Décisions à prendre"</text:span></text:h>
      <text:p text:style-name="Text_20_body">Si <text:span text:style-name="Source_20_Text">actions_disponibles</text:span> n’est pas vide :</text:p>
      <text:list text:style-name="L18">
        <text:list-item>
          <text:p text:style-name="P27">afficher les actions en boutons,</text:p>
        </text:list-item>
        <text:list-item>
          <text:p text:style-name="P27">déclencher l’écran ou le formulaire correspondant lorsque le joueur clique.</text:p>
        </text:list-item>
      </text:list>
      <text:h text:style-name="Heading_20_3" text:outline-level="3"><text:span text:style-name="Strong_20_Emphasis">2. Construire automatiquement les formulaires</text:span></text:h>
      <text:p text:style-name="Text_20_body">À partir de <text:span text:style-name="Source_20_Text">payload.fields</text:span>, l’UI :</text:p>
      <text:list text:style-name="L19">
        <text:list-item>
          <text:p text:style-name="P28">génère un formulaire dynamique,</text:p>
        </text:list-item>
        <text:list-item>
          <text:p text:style-name="P28">préremplit les valeurs provenant du contexte (ex. <text:span text:style-name="Source_20_Text">joueur_id</text:span>),</text:p>
        </text:list-item>
        <text:list-item>
          <text:p text:style-name="P28">génère des listes déroulantes pour les domaines connus (ex. <text:span text:style-name="Source_20_Text">carte_main</text:span>).</text:p>
        </text:list-item>
      </text:list>
      <text:h text:style-name="Heading_20_3" text:outline-level="3"><text:span text:style-name="Strong_20_Emphasis">3. Envoyer l’action au moteur</text:span></text:h>
      <text:p text:style-name="Text_20_body">Lorsque le joueur soumet le formulaire :</text:p>
      <text:list text:style-name="L20">
        <text:list-item>
          <text:p text:style-name="P29">L’UI construit une commande incluant :</text:p>
          <text:list>
            <text:list-item>
              <text:p text:style-name="P29"><text:span text:style-name="Source_20_Text">op</text:span></text:p>
            </text:list-item>
            <text:list-item>
              <text:p text:style-name="P29">les champs du formulaire</text:p>
            </text:list-item>
            <text:list-item>
              <text:p text:style-name="P29">les valeurs du contexte (partie_id, joueur_id)</text:p>
            </text:list-item>
            <text:list-item>
              <text:p text:style-name="P29">les éléments de procédure requis (<text:span text:style-name="Source_20_Text">type_attente</text:span>, etc.)</text:p>
            </text:list-item>
          </text:list>
        </text:list-item>
        <text:list-item>
          <text:p text:style-name="P29"><text:soft-page-break/>L’UI appelle l’endpoint API approprié (moteur).</text:p>
        </text:list-item>
        <text:list-item>
          <text:p text:style-name="P29">Le moteur répond via Kafka.</text:p>
        </text:list-item>
        <text:list-item>
          <text:p text:style-name="P29"><text:span text:style-name="Source_20_Text">ui_etat_joueur</text:span> met à jour :</text:p>
          <text:list>
            <text:list-item>
              <text:p text:style-name="P29"><text:span text:style-name="Source_20_Text">actions_disponibles</text:span></text:p>
            </text:list-item>
            <text:list-item>
              <text:p text:style-name="P29"><text:span text:style-name="Source_20_Text">marqueurs.actions</text:span></text:p>
            </text:list-item>
            <text:list-item>
              <text:p text:style-name="P29">le journal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ment cela s’intègre dans l’expérience utilisateur</text:span></text:h>
      <text:p text:style-name="Text_20_body">Lors d’un événement de type :</text:p>
      <text:p text:style-name="P2"><text:span text:style-name="Source_20_Text">DEROULEMENT / attente.joueurs</text:span></text:p>
      <text:p text:style-name="Text_20_body">le joueur voit apparaître :</text:p>
      <text:list text:style-name="L21">
        <text:list-item>
          <text:p text:style-name="P30">un <text:span text:style-name="Strong_20_Emphasis">message de journal</text:span> clair :<text:line-break/><text:span text:style-name="Emphasis">"Une décision est attendue : Confection du programme du cabinet"</text:span></text:p>
        </text:list-item>
        <text:list-item>
          <text:p text:style-name="P30">un carré ou panneau "Décisions à prendre"</text:p>
        </text:list-item>
        <text:list-item>
          <text:p text:style-name="P30">les boutons :</text:p>
          <text:list>
            <text:list-item>
              <text:p text:style-name="P30">“Engager une carte”</text:p>
            </text:list-item>
            <text:list-item>
              <text:p text:style-name="P30">“Terminer mes engagements”</text:p>
            </text:list-item>
          </text:list>
        </text:list-item>
      </text:list>
      <text:p text:style-name="Text_20_body">L’UI construit les formulaires automatiquement grâce à <text:span text:style-name="Source_20_Text">fields</text:span>.</text:p>
      <text:p text:style-name="Text_20_body"/>
      <text:p text:style-name="Horizontal_20_Line"/>
      <text:h text:style-name="Heading_20_3" text:outline-level="3">3.4. <text:span text:style-name="Source_20_Text">journal_recent</text:span></text:h>
      <text:p text:style-name="Text_20_body">Journal <text:span text:style-name="Strong_20_Emphasis">orienté joueur</text:span>, déjà filtré :</text:p>
      <text:list text:style-name="L10">
        <text:list-item>
          <text:p text:style-name="P19">événements importants du début de partie,</text:p>
        </text:list-item>
        <text:list-item>
          <text:p text:style-name="P19">changements de phase / tour (avec message lisible),</text:p>
        </text:list-item>
        <text:list-item>
          <text:p text:style-name="P19">début / fin d’attente,</text:p>
        </text:list-item>
        <text:list-item>
          <text:p text:style-name="P19">notifications explicites envoyées par le moteur.</text:p>
        </text:list-item>
      </text:list>
      <text:p text:style-name="Text_20_body">👉 Côté UI :</text:p>
      <text:list text:style-name="L11">
        <text:list-item>
          <text:p text:style-name="P20">à afficher typiquement dans un panneau “journal / log de partie”.</text:p>
        </text:list-item>
        <text:list-item>
          <text:p text:style-name="P20"><text:soft-page-break/>tu peux surligner les lignes <text:span text:style-name="Strong_20_Emphasis">dont </text:span><text:span text:style-name="Strong_20_Emphasis"><text:span text:style-name="Source_20_Text">occurred_at</text:span></text:span><text:span text:style-name="Strong_20_Emphasis"> est postérieur au dernier refresh vu par le joueur</text:span> (cf. marqueurs).</text:p>
        </text:list-item>
      </text:list>
      <text:p text:style-name="Horizontal_20_Line"/>
      <text:h text:style-name="Heading_20_3" text:outline-level="3">3.5. <text:span text:style-name="Source_20_Text">marqueurs</text:span></text:h>
      <text:p text:style-name="Text_20_body">C’est la pièce maîtresse pour la logique de rafraîchissement. <text:span text:style-name="Source_20_Text">marqueurs.actions</text:span> est mis à jour à <text:span text:style-name="Strong_20_Emphasis">chaque début d’attente</text:span> (<text:span text:style-name="Source_20_Text">attente.joueurs</text:span>) <text:s/><text:span text:style-name="T1">et </text:span>l’UI peut comparer le timestamp pour mettre en évidence un "nouveau choix à effectuer"</text:p>
      <text:p text:style-name="Text_20_body"/>
      <text:p text:style-name="P1"><text:span text:style-name="Source_20_Text">"marqueurs": {</text:span></text:p>
      <text:p text:style-name="P3"><text:span text:style-name="Source_20_Text"><text:s text:c="2"/>"partie": "2025-12-04T01:02:53.982379Z",</text:span></text:p>
      <text:p text:style-name="P3"><text:span text:style-name="Source_20_Text"><text:s text:c="2"/>"actions": null,</text:span></text:p>
      <text:p text:style-name="P3"><text:span text:style-name="Source_20_Text"><text:s text:c="2"/>"info_axes": "2025-12-04T01:02:53.983054Z",</text:span></text:p>
      <text:p text:style-name="P3"><text:span text:style-name="Source_20_Text"><text:s text:c="2"/>"info_cartes": "2025-12-04T01:02:53.983180Z"</text:span></text:p>
      <text:p text:style-name="P4"><text:span text:style-name="Source_20_Text">}</text:span></text:p>
      <text:p text:style-name="Text_20_body">Signification :</text:p>
      <text:list text:style-name="L12">
        <text:list-item>
          <text:p text:style-name="P21"><text:span text:style-name="Source_20_Text">partie</text:span> : date/heure du <text:span text:style-name="Strong_20_Emphasis">dernier événement “structurel” sur la partie</text:span><text:line-break/>(début/fin, phase, tour, etc.).</text:p>
        </text:list-item>
        <text:list-item>
          <text:p text:style-name="P21"><text:span text:style-name="Source_20_Text">actions</text:span> : date/heure de la <text:span text:style-name="Strong_20_Emphasis">dernière évolution des attentes</text:span><text:line-break/>(<text:span text:style-name="Source_20_Text">attente.init</text:span> / <text:span text:style-name="Source_20_Text">attente.terminer</text:span>, etc.).</text:p>
        </text:list-item>
        <text:list-item>
          <text:p text:style-name="P21"><text:span text:style-name="Source_20_Text">info_axes</text:span> : dernier événement ayant touché les axes, capital, analyses (catégories AXES / ANALYSE).</text:p>
        </text:list-item>
        <text:list-item>
          <text:p text:style-name="P21"><text:span text:style-name="Source_20_Text">info_cartes</text:span> : dernier événement ayant touché les cartes / mains / monde / programme (JOUEUR, DECK, PROGRAMME, MONDE).</text:p>
        </text:list-item>
      </text:list>
      <text:p text:style-name="Text_20_body">👉 Côté UI, le navigateur garde une <text:span text:style-name="Strong_20_Emphasis">copie locale</text:span> :</text:p>
      <text:p text:style-name="P1"><text:span text:style-name="Source_20_Text">type MarqueursVue = {</text:span></text:p>
      <text:p text:style-name="P3"><text:span text:style-name="Source_20_Text"><text:s text:c="2"/>partie?: string | null;</text:span></text:p>
      <text:p text:style-name="P3"><text:span text:style-name="Source_20_Text"><text:s text:c="2"/>actions?: string | null;</text:span></text:p>
      <text:p text:style-name="P3"><text:span text:style-name="Source_20_Text"><text:s text:c="2"/>info_axes?: string | null;</text:span></text:p>
      <text:p text:style-name="P3"><text:span text:style-name="Source_20_Text"><text:s text:c="2"/>info_cartes?: string | null;</text:span></text:p>
      <text:p text:style-name="P4"><text:span text:style-name="Source_20_Text">};</text:span></text:p>
      <text:p text:style-name="Text_20_body">Et compare à chaque refresh.</text:p>
      <text:p text:style-name="Horizontal_20_Line"/>
      <text:h text:style-name="Heading_20_2" text:outline-level="2"><text:soft-page-break/>4. Stratégie de rafraîchissement recommandée</text:h>
      <text:h text:style-name="Heading_20_3" text:outline-level="3">4.1. Boucle de base</text:h>
      <text:list text:style-name="L13">
        <text:list-item>
          <text:p text:style-name="P22">Le joueur est identifié (<text:span text:style-name="Source_20_Text">joueur_id</text:span>) et l’app affiche l’écran correspondant à <text:span text:style-name="Source_20_Text">ancrage.type</text:span>.</text:p>
        </text:list-item>
        <text:list-item>
          <text:p text:style-name="P22">La UI appelle périodiquement (ou sur événements) :</text:p>
          <text:p text:style-name="P5"><text:span text:style-name="Source_20_Text">GET /ui/joueurs/{joueur_id}/situation</text:span></text:p>
        </text:list-item>
        <text:list-item>
          <text:p text:style-name="P22">À la réception :</text:p>
          <text:list>
            <text:list-item>
              <text:p text:style-name="P22">mettre à jour l’écran en fonction de <text:span text:style-name="Source_20_Text">ancrage.type</text:span> et <text:span text:style-name="Source_20_Text">etat_partie</text:span>,</text:p>
            </text:list-item>
            <text:list-item>
              <text:p text:style-name="P22">comparer les <text:span text:style-name="Strong_20_Emphasis">marqueurs</text:span> avec ceux mémorisés lors du dernier refresh.</text:p>
            </text:list-item>
          </text:list>
        </text:list-item>
      </text:list>
      <text:p text:style-name="Text_20_body">Pseudo-code :</text:p>
      <text:p text:style-name="P1"><text:span text:style-name="Source_20_Text">const lastSeen: MarqueursVue = {};</text:span></text:p>
      <text:p text:style-name="P3"/>
      <text:p text:style-name="P3"><text:span text:style-name="Source_20_Text">async function refreshSituation(joueurId: string) {</text:span></text:p>
      <text:p text:style-name="P3"><text:span text:style-name="Source_20_Text"><text:s text:c="2"/>const resp = await fetch(`/ui/joueurs/${joueurId}/situation`);</text:span></text:p>
      <text:p text:style-name="P3"><text:span text:style-name="Source_20_Text"><text:s text:c="2"/>const s = await resp.json();</text:span></text:p>
      <text:p text:style-name="P3"/>
      <text:p text:style-name="P3"><text:span text:style-name="Source_20_Text"><text:s text:c="2"/>// 1. Router d’écran</text:span></text:p>
      <text:p text:style-name="P3"><text:span text:style-name="Source_20_Text"><text:s text:c="2"/>switch (s.ancrage.type) {</text:span></text:p>
      <text:p text:style-name="P3"><text:span text:style-name="Source_20_Text"><text:s text:c="4"/>case "lobby": <text:s/>afficherEcranLobby(s); break;</text:span></text:p>
      <text:p text:style-name="P3"><text:span text:style-name="Source_20_Text"><text:s text:c="4"/>case "table": <text:s/>afficherEcranTable(s); break;</text:span></text:p>
      <text:p text:style-name="P3"><text:span text:style-name="Source_20_Text"><text:s text:c="4"/>case "partie": afficherEcranPartie(s); break;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// 2. Journal</text:span></text:p>
      <text:p text:style-name="P3"><text:span text:style-name="Source_20_Text"><text:s text:c="2"/>afficherJournal(s.journal_recent);</text:span></text:p>
      <text:p text:style-name="P3"/>
      <text:p text:style-name="P3"><text:span text:style-name="Source_20_Text"><text:s text:c="2"/>// 3. Actions</text:span></text:p>
      <text:p text:style-name="P3"><text:span text:style-name="Source_20_Text"><text:s text:c="2"/>afficherActionsDisponibles(s.actions_disponibles);</text:span></text:p>
      <text:p text:style-name="P3"/>
      <text:p text:style-name="P3"><text:span text:style-name="Source_20_Text"><text:s text:c="2"/>// 4. Marqueurs : déclencheurs de rechargement détaillé</text:span></text:p>
      <text:p text:style-name="P3"><text:span text:style-name="Source_20_Text"><text:s text:c="2"/>if (s.marqueurs.partie !== lastSeen.partie &amp;&amp; s.ancrage.partie_id) {</text:span></text:p>
      <text:p text:style-name="P3"><text:span text:style-name="Source_20_Text"><text:s text:c="4"/>const etatPartie = await fetchEtatPartie(s.ancrage.partie_id);</text:span></text:p>
      <text:p text:style-name="P3"><text:span text:style-name="Source_20_Text"><text:s text:c="4"/>majVuePartie(etatPartie);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if (s.marqueurs.actions !== lastSeen.actions) {</text:span></text:p>
      <text:p text:style-name="P3"><text:span text:style-name="Source_20_Text"><text:s text:c="4"/>highlightZoneActions(); // visuel "nouvelle décision"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if (s.marqueurs.info_axes !== lastSeen.info_axes) {</text:span></text:p>
      <text:p text:style-name="P3"><text:span text:style-name="Source_20_Text"><text:s text:c="4"/>highlightZoneAxes(); // ex. refresh partiel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if (s.marqueurs.info_cartes !== lastSeen.info_cartes) {</text:span></text:p>
      <text:p text:style-name="P3"><text:span text:style-name="Source_20_Text"><text:s text:c="4"/>highlightZoneCartes();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// 5. Mémoriser les nouveaux marqueurs</text:span></text:p>
      <text:p text:style-name="P3"><text:soft-page-break/><text:span text:style-name="Source_20_Text"><text:s text:c="2"/>Object.assign(lastSeen, s.marqueurs);</text:span></text:p>
      <text:p text:style-name="P4"><text:span text:style-name="Source_20_Text">}</text:span></text:p>
      <text:p text:style-name="Text_20_body">La fréquence d’appel (polling) est à ajuster en UX (ex. toutes les 2–3 s quand la partie est active, plus lent en lobby).</text:p>
      <text:p text:style-name="Horizontal_20_Line"/>
      <text:h text:style-name="Heading_20_2" text:outline-level="2">5. Résumé du “devis” pour le développeur</text:h>
      <text:list text:style-name="L14">
        <text:list-item>
          <text:p text:style-name="P23"><text:span text:style-name="Strong_20_Emphasis">Toujours passer par</text:span> <text:span text:style-name="Source_20_Text">GET /ui/joueurs/{id}/situation</text:span> pour :</text:p>
          <text:list>
            <text:list-item>
              <text:p text:style-name="P23">savoir où est le joueur (lobby/table/partie),</text:p>
            </text:list-item>
            <text:list-item>
              <text:p text:style-name="P23">afficher les actions disponibles,</text:p>
            </text:list-item>
            <text:list-item>
              <text:p text:style-name="P23">afficher le journal,</text:p>
            </text:list-item>
            <text:list-item>
              <text:p text:style-name="P23">détecter ce qui a changé via <text:span text:style-name="Source_20_Text">marqueurs</text:span>.</text:p>
            </text:list-item>
          </text:list>
        </text:list-item>
        <text:list-item>
          <text:p text:style-name="P23"><text:span text:style-name="Strong_20_Emphasis">Utiliser les marqueurs</text:span> pour décider quand recharger l’état détaillé :</text:p>
          <text:list>
            <text:list-item>
              <text:p text:style-name="P23"><text:span text:style-name="Source_20_Text">marqueurs.partie</text:span> → recharger <text:span text:style-name="Source_20_Text">/parties/{id}/etat</text:span> et mettre à jour la vue de jeu.</text:p>
            </text:list-item>
            <text:list-item>
              <text:p text:style-name="P23"><text:span text:style-name="Source_20_Text">marqueurs.actions</text:span> → mettre à jour le bloc “décisions” et signaler “une décision est attendue”.</text:p>
            </text:list-item>
            <text:list-item>
              <text:p text:style-name="P23"><text:span text:style-name="Source_20_Text">marqueurs.info_axes</text:span> / <text:span text:style-name="Source_20_Text">info_cartes</text:span> → rafraîchir les sections indicateurs/cartes si on veut du détail.</text:p>
            </text:list-item>
          </text:list>
        </text:list-item>
        <text:list-item>
          <text:p text:style-name="P23"><text:span text:style-name="Strong_20_Emphasis">Afficher les actions_disponibles</text:span> sous forme de boutons :</text:p>
          <text:list>
            <text:list-item>
              <text:p text:style-name="P23">quand le joueur clique :</text:p>
              <text:list>
                <text:list-item>
                  <text:p text:style-name="P23">envoyer la commande correspondante à l’API de jeu (hors périmètre de ce devis),</text:p>
                </text:list-item>
                <text:list-item>
                  <text:p text:style-name="P23">laisser le backend propager les conséquences via Kafka → <text:span text:style-name="Source_20_Text">ui_etat_joueur</text:span> → nouveaux marqueurs.</text:p>
                </text:list-item>
              </text:list>
            </text:list-item>
          </text:list>
        </text:list-item>
        <text:list-item>
          <text:p text:style-name="P23"><text:span text:style-name="Strong_20_Emphasis">Afficher le journal</text:span> comme un flux d’events haut niveau :</text:p>
          <text:list>
            <text:list-item>
              <text:p text:style-name="P23">entrée dans la partie,</text:p>
            </text:list-item>
            <text:list-item>
              <text:p text:style-name="P23">changements de phase,</text:p>
            </text:list-item>
            <text:list-item>
              <text:p text:style-name="P23">début/fin d’attente,</text:p>
            </text:list-item>
            <text:list-item>
              <text:p text:style-name="P23">notifications explicites.</text:p>
            </text:list-item>
          </text:list>
        </text:list-item>
      </text:list>
      <text:p text:style-name="Text_20_body">Si tu veux, je peux te condenser ça encore plus sous forme d’une <text:span text:style-name="Strong_20_Emphasis">page de doc “README pour dev front”</text:span> que tu pourras mettre directement dans <text:span text:style-name="Source_20_Text">services/ui-web/README.md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20:31:08.609488957</meta:creation-date>
    <dc:date>2025-12-04T08:53:37.985087408</dc:date>
    <meta:editing-duration>PT15M1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9" meta:paragraph-count="254" meta:word-count="1557" meta:character-count="10740" meta:non-whitespace-character-count="9216"/>
  </office:meta>
</office:document-meta>
</file>